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34cm"/>
    </style:style>
    <style:style style:name="co3" style:family="table-column">
      <style:table-column-properties fo:break-before="auto" style:column-width="4.74cm"/>
    </style:style>
    <style:style style:name="co5" style:family="table-column">
      <style:table-column-properties fo:break-before="auto" style:column-width="3.45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3deb3d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0099ff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2">
          <table:table-cell table:style-name="ce1" office:value-type="string">
            <text:p>Testing</text:p>
          </table:table-cell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3"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Controladores</text:p>
          </table:table-cell>
          <table:table-cell table:style-name="ce1" office:value-type="string">
            <text:p>Desarrollo</text:p>
          </table:table-cell>
          <table:table-cell table:style-name="ce1" office:value-type="string">
            <text:p>Resutado</text:p>
          </table:table-cell>
          <table:table-cell table:number-columns-repeated="2"/>
        </table:table-row>
        <table:table-row table:style-name="ro5">
          <table:table-cell table:style-name="ce2" office:value-type="string">
            <text:p>./ActoPublicoBundle/Controller/ActoPublic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Autoridad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Autoridad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Avis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Avis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Bar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Bar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CargoAutoridad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CargoAutoridad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Cgp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Cgp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Cohorte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Cohorte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ComunaController.php</text:p>
            <text:p/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Comuna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Default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Default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DistritoEscolar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DistritoEscolar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DomicilioController.php</text:p>
          </table:table-cell>
          <table:table-cell office:value-type="string">
            <text:p>hecho</text:p>
          </table:table-cell>
          <table:table-cell office:value-type="string">
            <text:p>para probar</text:p>
          </table:table-cell>
          <table:table-cell table:number-columns-repeated="2"/>
        </table:table-row>
        <table:table-row table:style-name="ro3">
          <table:table-cell table:style-name="ce2" office:value-type="string">
            <text:p>./BackendBundle/Controller/DomicilioLocalizacion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Edificio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Especializacion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EstablecimientoController.php</text:p>
          </table:table-cell>
          <table:table-cell office:value-type="string">
            <text:p>hecho</text:p>
          </table:table-cell>
          <table:table-cell office:value-type="string">
            <text:p>pasó</text:p>
          </table:table-cell>
          <table:table-cell table:number-columns-repeated="2"/>
        </table:table-row>
        <table:table-row table:style-name="ro5">
          <table:table-cell table:style-name="ce2" office:value-type="string">
            <text:p>./BackendBundle/Controller/EstablecimientoEdificioController.php</text:p>
            <text:p/>
          </table:table-cell>
          <table:table-cell table:style-name="ce5"/>
          <table:table-cell table:number-columns-repeated="3"/>
        </table:table-row>
        <table:table-row table:style-name="ro5">
          <table:table-cell table:style-name="ce2" office:value-type="string">
            <text:p>./BackendBundle/Controller/EstablecimientoRecurs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EstablecimientoRecurs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EstadoCarrer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EstadoCarrer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EstadoValidez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EstadoValidez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Glosa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Glosa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GrupoEta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GrupoEta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InicialX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InicialXController.php</text:p>
            <text:p/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LocalizacionController.php</text:p>
          </table:table-cell>
          <table:table-cell office:value-type="string">
            <text:p>hecho</text:p>
          </table:table-cell>
          <table:table-cell office:value-type="string">
            <text:p>para probar</text:p>
          </table:table-cell>
          <table:table-cell table:number-columns-repeated="2"/>
        </table:table-row>
        <table:table-row table:style-name="ro5">
          <table:table-cell table:style-name="ce2" office:value-type="string">
            <text:p>./BackendBundle/Controller/Modalidad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Modalidad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Nivel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Nivel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Norm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Norm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OfertaEducativ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OfertaEducativ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Orientacion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Orientacion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PaisController.php</text:p>
            <text:p/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Pais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PortadaController.php</text:p>
          </table:table-cell>
          <table:table-cell office:value-type="string">
            <text:p>hecho </text:p>
          </table:table-cell>
          <table:table-cell office:value-type="string">
            <text:p>para probar</text:p>
          </table:table-cell>
          <table:table-cell table:number-columns-repeated="2"/>
        </table:table-row>
        <table:table-row table:style-name="ro3">
          <table:table-cell table:style-name="ce2" office:value-type="string">
            <text:p>./BackendBundle/Controller/Portada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PrimarioX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PrimarioXControl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ProvinciaController.php</text:p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Provinci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Recurs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Recurs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Sector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ipoEstablecimient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ipoEstablecimient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ipoNorm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ipoNormaController.php</text:p>
            <text:p/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TituloController.php</text:p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ituloController.phpalizacion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ituloEstadoValidez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ituloEstadoValidez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urn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Turn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UnidadEducativ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UnidadEducativ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UnidadOfert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BackendBundle/Controller/UnidadOfertaController.php</text:p>
            <text:p/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Controller/VecinoController.php</text:p>
          </table:table-cell>
          <table:table-cell office:value-type="string">
            <text:p>hecho</text:p>
          </table:table-cell>
          <table:table-cell office:value-type="string">
            <text:p>para probar</text:p>
          </table:table-cell>
          <table:table-cell table:number-columns-repeated="2"/>
        </table:table-row>
        <table:table-row table:style-name="ro5">
          <table:table-cell table:style-name="ce2" office:value-type="string">
            <text:p>./EdificioBundle/Controller/DefaultController.php</text:p>
            <text:p/>
          </table:table-cell>
          <table:table-cell table:number-columns-repeated="4"/>
        </table:table-row>
        <table:table-row table:style-name="ro3">
          <table:table-cell table:style-name="ce2" office:value-type="string">
            <text:p>./EstablecimientoBundle/Controller/DefaultController.php</text:p>
          </table:table-cell>
          <table:table-cell office:value-type="string">
            <text:p>hecho</text:p>
          </table:table-cell>
          <table:table-cell office:value-type="string">
            <text:p>pasó</text:p>
          </table:table-cell>
          <table:table-cell table:number-columns-repeated="2"/>
        </table:table-row>
        <table:table-row table:style-name="ro5">
          <table:table-cell table:style-name="ce2" office:value-type="string">
            <text:p>./EstablecimientoBundle/Controller/EstablecimientoController.php</text:p>
            <text:p/>
          </table:table-cell>
          <table:table-cell office:value-type="string">
            <text:p>empezado</text:p>
          </table:table-cell>
          <table:table-cell table:style-name="ce7"/>
          <table:table-cell table:number-columns-repeated="2"/>
        </table:table-row>
        <table:table-row table:style-name="ro5">
          <table:table-cell table:style-name="ce2" office:value-type="string">
            <text:p>./EstablecimientoBundle/Controller/Inicial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Controller/Med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Controller/Prima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Controller/UnidadEducativ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Controller/UnidadOfert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Controller/Carrer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Controller/Default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Controller/Especi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Controller/Norm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Controller/OfertaEducativa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Controller/Titul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TablaBundle/Controller/Barrio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TablaBundle/Controller/Default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TablaBundle/Controller/SectorControl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UsuarioBundle/Controller/DefaultController.php</text:p>
            <text:p/>
          </table:table-cell>
          <table:table-cell table:number-columns-repeated="4"/>
        </table:table-row>
        <table:table-row table:style-name="ro3" table:number-rows-repeated="5">
          <table:table-cell table:style-name="ce2"/>
          <table:table-cell table:number-columns-repeated="4"/>
        </table:table-row>
        <table:table-row table:style-name="ro2">
          <table:table-cell table:style-name="ce3" office:value-type="string">
            <text:p>Manager y hadler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ActoPublicoBundle/Model/ActoPublicoManag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Form/Handler/DocentesNivelFormHand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Form/Handler/NormaFormHand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Form/Handler/UnidadEducativaHandler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dificioBundle/Form/Handler/EdificioHandler.php</text:p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Model/DocentesNivelManag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Model/TurnoHand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Model/UnidadOfertaHand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Model/UnidadOfertaInicialHand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EstablecimientoBundle/Model/UnidadOfertaTerciarioHand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Form/Handler/CarreraFormHand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Model/CarreraManag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Model/InicialXHand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Model/NormaManag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Model/OfertaEducativaManag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OfertaEducativaBundle/Model/SalaHandler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UsuarioBundle/Model/UsuarioManager.php</text:p>
            <text:p/>
          </table:table-cell>
          <table:table-cell table:number-columns-repeated="4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style-name="ce3" office:value-type="string">
            <text:p>Repository</text:p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Entity/VacanciaRepository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Repository/CaracterRepository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Repository/LicenciaRepository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Repository/LocalizacionRepository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Repository/LogActoPublicoRepository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Repository/ResultadoRepository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Repository/ResumenMediaRepository.php</text:p>
            <text:p/>
          </table:table-cell>
          <table:table-cell table:number-columns-repeated="4"/>
        </table:table-row>
        <table:table-row table:style-name="ro5">
          <table:table-cell table:style-name="ce2" office:value-type="string">
            <text:p>./ActoPublicoBundle/Repository/VacanciaRepository.php</text:p>
            <text:p/>
          </table:table-cell>
          <table:table-cell table:number-columns-repeated="4"/>
        </table:table-row>
        <table:table-row table:style-name="ro3">
          <table:table-cell table:style-name="ce2" office:value-type="string">
            <text:p>./BackendBundle/Repository/PortadaRepository.php 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dificioBundle/Repository/DomicilioLocalizacion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dificioBundle/Repository/Domicili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dificioBundle/Repository/Edifici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stablecimientoBundle/Repository/EstablecimientoRepository.php</text:p>
          </table:table-cell>
          <table:table-cell office:value-type="string">
            <text:p>hecho</text:p>
          </table:table-cell>
          <table:table-cell office:value-type="string">
            <text:p>para probar</text:p>
          </table:table-cell>
          <table:table-cell table:number-columns-repeated="2"/>
        </table:table-row>
        <table:table-row table:style-name="ro3">
          <table:table-cell table:style-name="ce2" office:value-type="string">
            <text:p>./EstablecimientoBundle/Repository/Localizacion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stablecimientoBundle/Repository/TurnoUnidadEducativ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stablecimientoBundle/Repository/UnidadEducativ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EstablecimientoBundle/Repository/UnidadOfert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Bachillerat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Carrer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Cohorte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Especializacion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Inicial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InicialX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Norm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OfertaEducativ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Postitul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Primari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PrimarioX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TituloEstadoValidez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OfertaEducativaBundle/Repository/Titul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Avis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Barri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CargoAutoridad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Di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EstadoCarrer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EstadoValidez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GrupoEtari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Nivel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OrigenHor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Pais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Period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Provinci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Recurs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Sex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Document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Especializacion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Establecimient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Formacion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Instanci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Norma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Period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ipoTrayect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TablaBundle/Repository/Turno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UsuarioBundle/Entity/RolRepository.ph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./UsuarioBundle/Entity/UsuarioRepository.php</text:p>
          </table:table-cell>
          <table:table-cell table:number-columns-repeated="4"/>
        </table:table-row>
        <table:table-row table:style-name="ro3" table:number-rows-repeated="104827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Hoja2" table:style-name="ta1">
        <table:table-column table:style-name="co4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Hoja1.A3:Hoja1.A9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10T14:19:14</dc:date>
    <dc:creator>marcelo </dc:creator>
    <meta:editing-duration>PT1H49M16S</meta:editing-duration>
    <meta:editing-cycles>13</meta:editing-cycles>
    <meta:generator>LibreOffice/3.5$Linux_x86 LibreOffice_project/350m1$Build-2</meta:generator>
    <meta:document-statistic meta:table-count="3" meta:cell-count="185" meta:object-count="0"/>
  </office:meta>
</office:document-meta>
</file>